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3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84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7" calcext:value-type="float">
            <text:p>7</text:p>
          </table:table-cell>
          <table:table-cell table:style-name="ce139" table:number-columns-repeated="2"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0T23:19:50.051000000</dc:date>
    <meta:editing-duration>P1DT17H19M43S</meta:editing-duration>
    <meta:editing-cycles>173</meta:editing-cycles>
    <meta:document-statistic meta:table-count="4" meta:cell-count="1067" meta:object-count="0"/>
  </office:meta>
</office:document-meta>
</file>